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65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itation Learning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1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0-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01" calcext:value-type="float">
            <text:p>0.0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ilon: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00:51.386145243</meta:creation-date>
    <dc:date>2018-04-10T13:05:43.379393667</dc:date>
    <meta:editing-duration>PT1H4M52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